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program to estimate the covariance matrix and its properties</text:span><text:span text:style-name="T2"/></text:p>
      <text:p text:style-name="P1"><text:span text:style-name="T2">import numpy as np</text:span></text:p>
      <text:p text:style-name="P1"><text:span text:style-name="T2">import matplotlib.pyplot as plt</text:span></text:p>
      <text:p text:style-name="P1"><text:span text:style-name="T2"/></text:p>
      <text:p text:style-name="P1"><text:span text:style-name="T2">np.random.seed(42)</text:span></text:p>
      <text:p text:style-name="P1"><text:span text:style-name="T2">feature_1 = np.random.normal(7, 2.5, 100)<text:s text:c="2"/># Mean = 5, Std Dev = 1.5</text:span></text:p>
      <text:p text:style-name="P1"><text:span text:style-name="T2">feature_2 = 2 * feature_1 + np.random.normal(0, 3, 100)<text:s text:c="2"/># Linearly related with noise</text:span></text:p>
      <text:p text:style-name="P1"><text:span text:style-name="T2"/></text:p>
      <text:p text:style-name="P1"><text:span text:style-name="T2">data = np.vstack((feature_1, feature_2)).T</text:span></text:p>
      <text:p text:style-name="P1"><text:span text:style-name="T2"/></text:p>
      <text:p text:style-name="P1"><text:span text:style-name="T2">cov_matrix = np.cov(data, rowvar=False)</text:span></text:p>
      <text:p text:style-name="P1"><text:span text:style-name="T2"/></text:p>
      <text:p text:style-name="P1"><text:span text:style-name="T2">eigenvalues, eigenvectors = np.linalg.eig(cov_matrix)</text:span></text:p>
      <text:p text:style-name="P1"><text:span text:style-name="T2">trace_cov = np.trace(cov_matrix)</text:span></text:p>
      <text:p text:style-name="P1"><text:span text:style-name="T2">determinant_cov = np.linalg.det(cov_matrix)</text:span></text:p>
      <text:p text:style-name="P1"><text:span text:style-name="T2"/></text:p>
      <text:p text:style-name="P1"><text:span text:style-name="T2">print("Covariance Matrix:")</text:span></text:p>
      <text:p text:style-name="P1"><text:span text:style-name="T2">print(cov_matrix)</text:span></text:p>
      <text:p text:style-name="P1"><text:span text:style-name="T2"/></text:p>
      <text:p text:style-name="P1"><text:span text:style-name="T2">print("\nEigenvalues of the Covariance Matrix:")</text:span></text:p>
      <text:p text:style-name="P1"><text:span text:style-name="T2">print(eigenvalues)</text:span></text:p>
      <text:p text:style-name="P1"><text:span text:style-name="T2"/></text:p>
      <text:p text:style-name="P1"><text:span text:style-name="T2">print("\nEigenvectors of the Covariance Matrix:")</text:span></text:p>
      <text:p text:style-name="P1"><text:span text:style-name="T2">print(eigenvectors)</text:span></text:p>
      <text:p text:style-name="P1"><text:span text:style-name="T2"/></text:p>
      <text:p text:style-name="P1"><text:span text:style-name="T2">print(f"\nTrace of Covariance Matrix: {trace_cov}")</text:span></text:p>
      <text:p text:style-name="P1"><text:span text:style-name="T2">print(f"Determinant of Covariance Matrix: {determinant_cov}")</text:span></text:p>
      <text:p text:style-name="P1"><text:span text:style-name="T2"/></text:p>
      <text:p text:style-name="P1"><text:span text:style-name="T2">plt.figure(figsize=(8, 6))</text:span></text:p>
      <text:p text:style-name="P1"><text:span text:style-name="T2">plt.scatter(data[:, 0], data[:, 1], alpha=0.5, label="Data Points")</text:span></text:p>
      <text:p text:style-name="P1"><text:span text:style-name="T2"/></text:p>
      <text:p text:style-name="P1"><text:span text:style-name="T2">origin = np.mean(data, axis=0)<text:s text:c="2"/># Mean of the data</text:span></text:p>
      <text:p text:style-name="P1"><text:span text:style-name="T2">for i in range(len(eigenvalues)):</text:span></text:p>
      <text:p text:style-name="P1"><text:span text:style-name="T2"><text:s text:c="4"/>plt.quiver(origin[0], origin[1], eigenvectors[0, i] * np.sqrt(eigenvalues[i]), </text:span></text:p>
      <text:p text:style-name="P1"><text:span text:style-name="T2"><text:s text:c="15"/>eigenvectors[1, i] * np.sqrt(eigenvalues[i]), </text:span></text:p>
      <text:p text:style-name="P1"><text:span text:style-name="T2"><text:s text:c="15"/>scale=5, scale_units='xy', angles='xy', color=['r', 'g'][i], </text:span></text:p>
      <text:p text:style-name="P1"><text:span text:style-name="T2"><text:s text:c="15"/>label=f'PC{i+1} (Eigenvalue: {eigenvalues[i]:.2f})')</text:span></text:p>
      <text:p text:style-name="P1"><text:span text:style-name="T2"/></text:p>
      <text:p text:style-name="P1"><text:span text:style-name="T2">plt.title("Data with Covariance Matrix Principal Components")</text:span></text:p>
      <text:p text:style-name="P1"><text:span text:style-name="T2">plt.xlabel("Feature 1")</text:span></text:p>
      <text:p text:style-name="P1"><text:span text:style-name="T2">plt.ylabel("Feature 2")</text:span></text:p>
      <text:p text:style-name="P1"><text:span text:style-name="T2">plt.legend()</text:span></text:p>
      <text:p text:style-name="P1"><text:span text:style-name="T2">plt.grid(True)</text:span></text:p>
      <text:p text:style-name="P1"><text:span text:style-name="T2">plt.axis('equal')</text:span></text:p>
      <text:p text:style-name="P1"><text:span text:style-name="T2">plt.show()</text:span></text:p>
      <text:p text:style-name="P1"><text:span text:style-name="T2"/></text:p>
      <text:p text:style-name="P2"><draw:frame text:anchor-type="as-char" svg:width="152.40mm" svg:height="122.77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